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ssionComponent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ssionComponent.setup( SourceResolver resolver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ssionComponent.getContex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Component.getSess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Component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Component.getForm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Component.getTransa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Component.recompose( 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